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Calibri"/>
    </style:style>
    <style:style style:name="P2" style:family="paragraph" style:parent-style-name="Standard">
      <style:paragraph-properties fo:text-align="center" style:justify-single-word="false"/>
      <style:text-properties style:font-name="Calibri"/>
    </style:style>
    <style:style style:name="P3" style:family="paragraph" style:parent-style-name="Standard">
      <style:text-properties style:font-name="Calibri" fo:font-weight="bold" style:font-weight-asian="bold" style:font-weight-complex="bold"/>
    </style:style>
    <style:style style:name="P4" style:family="paragraph" style:parent-style-name="Standard">
      <style:paragraph-properties fo:text-align="center" style:justify-single-word="false"/>
      <style:text-properties style:font-name="Calibri" fo:font-weight="bold" style:font-weight-asian="bold" style:font-weight-complex="bold"/>
    </style:style>
    <style:style style:name="P5" style:family="paragraph" style:parent-style-name="Standard">
      <style:paragraph-properties fo:text-align="justify" style:justify-single-word="false"/>
      <style:text-properties style:font-name="Calibri"/>
    </style:style>
    <style:style style:name="P6" style:family="paragraph" style:parent-style-name="Standard">
      <style:paragraph-properties fo:text-align="start" style:justify-single-word="false"/>
      <style:text-properties style:font-name="Calibri"/>
    </style:style>
    <style:style style:name="P7" style:family="paragraph" style:parent-style-name="Standard" style:list-style-name="L1">
      <style:paragraph-properties fo:text-align="justify" style:justify-single-word="false"/>
      <style:text-properties style:font-name="Calibri"/>
    </style:style>
    <style:style style:name="P8" style:family="paragraph" style:parent-style-name="Standard" style:list-style-name="L3">
      <style:paragraph-properties fo:text-align="justify" style:justify-single-word="false"/>
      <style:text-properties style:font-name="Calibri"/>
    </style:style>
    <style:style style:name="P9" style:family="paragraph" style:parent-style-name="Standard" style:list-style-name="L2">
      <style:text-properties style:font-name="Calibri"/>
    </style:style>
    <style:style style:name="P10" style:family="paragraph" style:parent-style-name="Standard" style:list-style-name="L3">
      <style:text-properties style:font-name="Calibri"/>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4">Programme Tours de Hanoï:</text:p>
      <text:p text:style-name="P1"/>
      <text:p text:style-name="P1"/>
      <text:p text:style-name="P5"><text:span text:style-name="T1">But du jeu:</text:span> Faire passer tous les anneaux de la première à la dernière tour en un minimum de coups.</text:p>
      <text:p text:style-name="P1"/>
      <text:p text:style-name="P1"><text:span text:style-name="T1">Règles du jeu :</text:span> Les anneaux doivent rester dans l'ordre décroissant.</text:p>
      <text:p text:style-name="P1"/>
      <text:p text:style-name="P1"/>
      <text:p text:style-name="P3">#DEBUT DU PROGRAMME#</text:p>
      <text:p text:style-name="P1"/>
      <text:p text:style-name="P1">Lorsqu'on lance le programme le menu principal apparaît proposant plusieurs options:</text:p>
      <text:p text:style-name="P5"/>
      <text:list xml:id="list6289138468141408074" text:style-name="L1">
        <text:list-item>
          <text:list>
            <text:list-item>
              <text:p text:style-name="P7"><text:span text:style-name="T1">Nouvelle partie</text:span> (Cela commencera une nouvelle partie)</text:p>
            </text:list-item>
            <text:list-item>
              <text:p text:style-name="P7"><text:span text:style-name="T1">Charger une partie</text:span> (Affiche une fenêtre avec la liste de toutes les parties sauvegardées et à la date auquel elles on été sauvegardées, l'utilisateur peut sélectionner la sauvegarde de son choix avec la souris et double-cliquer dessus pour la lancer)</text:p>
            </text:list-item>
            <text:list-item>
              <text:p text:style-name="P7"><text:span text:style-name="T1">Options</text:span> (Affiche une fenêtre contenant certains paramètres du programme que l'utilisateur peut modifier. Ex : couleur et taille des tours, des anneaux, du halo de sélection etc...)</text:p>
            </text:list-item>
            <text:list-item>
              <text:p text:style-name="P7"><text:span text:style-name="T1">Quitter</text:span> (On ferme le programme)</text:p>
            </text:list-item>
          </text:list>
        </text:list-item>
      </text:list>
      <text:p text:style-name="P1"/>
      <text:p text:style-name="P3">#EN JEU#</text:p>
      <text:p text:style-name="P1"/>
      <text:p text:style-name="P1">Lorsqu'on lance une nouvelle partie, 3 tours apparaissent à l'écran l'une après l'autre.</text:p>
      <text:p text:style-name="P1"/>
      <text:p text:style-name="P5">Une fenêtre indique alors à quelle difficulté l'utilisateur souhaite jouer (<text:span text:style-name="T1">Facile</text:span>, <text:span text:style-name="T1">Normal</text:span>, <text:span text:style-name="T1">Difficile</text:span>, <text:span text:style-name="T1">Expert</text:span>).</text:p>
      <text:p text:style-name="P1"/>
      <text:p text:style-name="P1">Après avoir sélectionné la difficulté de son choix, des anneaux apparaissent sur la 1ere tour:</text:p>
      <text:p text:style-name="P1"/>
      <text:list xml:id="list6803491122081471151" text:style-name="L2">
        <text:list-item>
          <text:list>
            <text:list-item>
              <text:p text:style-name="P9">5 anneaux en difficulté <text:span text:style-name="T1">facile</text:span></text:p>
            </text:list-item>
            <text:list-item>
              <text:p text:style-name="P9">8 anneaux en difficulté <text:span text:style-name="T1">normale</text:span></text:p>
            </text:list-item>
            <text:list-item>
              <text:p text:style-name="P9">10 anneaux en difficulté <text:span text:style-name="T1">difficile</text:span></text:p>
            </text:list-item>
            <text:list-item>
              <text:p text:style-name="P9">12 anneaux en difficulté <text:span text:style-name="T1">expert</text:span></text:p>
            </text:list-item>
          </text:list>
        </text:list-item>
      </text:list>
      <text:p text:style-name="P5"/>
      <text:p text:style-name="P5">Pour faire passer un anneau d'une tour à un autre, l'utilisateur devra cliquer à la souris sur la tour contenant l'anneau qu'il souhaite déplacer puis sur la tour qui recevra cet anneau.</text:p>
      <text:p text:style-name="P6"/>
      <text:p text:style-name="P5">Lorsque l'utilisateur sélectionne une des tours pour jouer, un halo de couleur entoure la tour et le 1er anneau confirmant ainsi la sélection.</text:p>
      <text:p text:style-name="P5"/>
      <text:p text:style-name="P5">A chaque fois que l’utilisateur réalise une action contraire aux règles du jeu, le programme, met le jeu en pause, empêche son action de se dérouler et une fenêtre lui indique "<text:span text:style-name="T1">Vous ne pouvez pas faire ça</text:span>". Pour fermer la fenêtre et reprendre le jeu il faudra cliquer sur "<text:span text:style-name="T1">OK</text:span>".</text:p>
      <text:p text:style-name="P1"/>
      <text:p text:style-name="P5">Un compteur visible sera présent en jeu et comptera le temps ainsi que chaque déplacement d'anneau.</text:p>
      <text:p text:style-name="P1"><text:soft-page-break/></text:p>
      <text:p text:style-name="P5">Lorsque l'utilisateur gagne une partie, une fenêtre apparaît lui indiquant qu'il a gagné et affichera son temps et le nombre total des déplacements d'anneaux réalisés. On lui demandera aussi si il souhaite rejouer avec la même difficulté ou avec une difficulté différente. Il pourra aussi revenir au menu principal.</text:p>
      <text:p text:style-name="P1"/>
      <text:p text:style-name="P5">A tout moment de la partie un bouton "<text:span text:style-name="T1">Menu</text:span>" sera présent. Quand l'utilisateur clique dessus, le programme met le jeu en pause et affichera à l'écran un menu:</text:p>
      <text:p text:style-name="P1"/>
      <text:list xml:id="list316150254224145324" text:style-name="L3">
        <text:list-item>
          <text:list>
            <text:list-item>
              <text:p text:style-name="P10"><text:span text:style-name="T1">Revenir à la partie</text:span> (Le programme enlève la pause et on revient à la partie en cours)</text:p>
            </text:list-item>
            <text:list-item>
              <text:p text:style-name="P10"><text:span text:style-name="T1">Sauvegarder la partie</text:span> (Sauvegarde la partie en mémoire)</text:p>
            </text:list-item>
            <text:list-item>
              <text:p text:style-name="P10"><text:span text:style-name="T1">Charger la partie</text:span> (Même fenêtre que dans le menu principal)</text:p>
            </text:list-item>
            <text:list-item>
              <text:p text:style-name="P10"><text:span text:style-name="T1">Options</text:span> (Même fenêtre que dans le menu principal)</text:p>
            </text:list-item>
            <text:list-item>
              <text:p text:style-name="P8"><text:span text:style-name="T1">Menu principal</text:span> (Une fenêtre apparaît demandant à l'utilisateur si il souhaite oui ou non sauvegarder sa partie. Si "<text:span text:style-name="T1">oui</text:span>" le programme sauvegarde sa partie et <text:span text:style-name="T1">reviens au menu principal</text:span>, si <text:s/>"<text:span text:style-name="T1">non</text:span>" il quitte la partie en cours et <text:span text:style-name="T1">reviens au menu principal</text:span>)</text:p>
            </text:list-item>
            <text:list-item>
              <text:p text:style-name="P8"><text:span text:style-name="T1">Quitter</text:span> (Une fenêtre apparaît demandant à l'utilisateur si il souhaite oui ou non sauvegarder sa partie. Si "<text:span text:style-name="T1">oui</text:span>" le programme sauvegarde sa partie et <text:span text:style-name="T1">ferme le programme</text:span>, si <text:s/>"<text:span text:style-name="T1">non</text:span>" il quitte la partie en cours <text:span text:style-name="T2">et </text:span><text:span text:style-name="T1">ferme le programme</text:span>)</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4-07-08T16:40:41.75</meta:creation-date>
    <dc:date>2014-07-09T16:56:17.08</dc:date>
    <meta:editing-duration>PT24M49S</meta:editing-duration>
    <meta:editing-cycles>30</meta:editing-cycles>
    <meta:generator>OpenOffice/4.1.0$Win32 OpenOffice.org_project/410m18$Build-9764</meta:generator>
    <meta:document-statistic meta:table-count="0" meta:image-count="0" meta:object-count="0" meta:page-count="2" meta:paragraph-count="29" meta:word-count="528" meta:character-count="3160"/>
  </office:meta>
</office:document-meta>
</file>